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cc84" officeooo:paragraph-rsid="001fcc84"/>
    </style:style>
    <style:style style:name="P2" style:family="paragraph" style:parent-style-name="Standard">
      <style:text-properties officeooo:rsid="001fcc84" officeooo:paragraph-rsid="001fcc84"/>
    </style:style>
    <style:style style:name="P3" style:family="paragraph" style:parent-style-name="Standard">
      <style:text-properties style:text-underline-style="none" officeooo:rsid="001fcc84" officeooo:paragraph-rsid="001fcc84"/>
    </style:style>
    <style:style style:name="T1" style:family="text">
      <style:text-properties officeooo:rsid="0021391a"/>
    </style:style>
    <style:style style:name="T2" style:family="text">
      <style:text-properties officeooo:rsid="0022c653"/>
    </style:style>
    <style:style style:name="T3" style:family="text">
      <style:text-properties officeooo:rsid="00239c8a"/>
    </style:style>
    <style:style style:name="T4" style:family="text">
      <style:text-properties officeooo:rsid="0024197c"/>
    </style:style>
    <style:style style:name="T5" style:family="text">
      <style:text-properties officeooo:rsid="00253ac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5f97e"/>
    </style:style>
    <style:style style:name="T8" style:family="text">
      <style:text-properties officeooo:rsid="0027e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POTESIS</text:p>
      <text:p text:style-name="P1"/>
      <text:p text:style-name="P1">- El archivo T1.tab tiene combinaciones únicas de codigo de pais y codigo de sistemas</text:p>
      <text:p text:style-name="P1"/>
      <text:p text:style-name="P1">- Si los registros no poseen la misma cantidad de campos que indica T2.tab se considerar rechazados</text:p>
      <text:p text:style-name="P1"/>
      <text:p text:style-name="P1">-<text:span text:style-name="T1">Si uno de los campos es rechazado el registro es rechazado, y no se revisan los campos siguientes</text:span></text:p>
      <text:p text:style-name="P1"/>
      <text:p text:style-name="P1">- <text:span text:style-name="T2">Asumo que los archivos estan correctamente nombrados</text:span></text:p>
      <text:p text:style-name="P1"/>
      <text:p text:style-name="P1">- <text:span text:style-name="T3">Se identifica la pais por ID no se usa nunca el nombre</text:span></text:p>
      <text:p text:style-name="P1"/>
      <text:p text:style-name="P1">- <text:span text:style-name="T4">El formato de los nombres de las carpetas diarias procesadas es yyyy/mm/dd</text:span></text:p>
      <text:p text:style-name="P1"/>
      <text:p text:style-name="P1">- <text:span text:style-name="T5">Cuando se da una colisión entre archivos de prestamos, se mueve a la carpeta yyyy/mm/dd / dup y se le asigna el siguiente sufijo “-n° de colisión”</text:span></text:p>
      <text:p text:style-name="P1"><text:span text:style-name="T6"/></text:p>
      <text:p text:style-name="P3">- <text:span text:style-name="T7">Se considera archivo duplicado cuando un archivo posee el mismo nombre que otr archivo procesado el mismo dia</text:span></text:p>
      <text:p text:style-name="P3"/>
      <text:p text:style-name="P3">- <text:span text:style-name="T8">Los campos vacios se reemplazan por cero a la ahora de chequear el formato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1:10:49.252140706</meta:creation-date>
    <dc:date>2018-05-18T00:27:31.865348515</dc:date>
    <meta:editing-duration>PT6H15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47" meta:character-count="812" meta:non-whitespace-character-count="675"/>
  </office:meta>
</office:document-meta>
</file>